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officeooo:rsid="0004430a" officeooo:paragraph-rsid="0004430a" style:font-size-asian="26pt" style:font-size-complex="26pt"/>
    </style:style>
    <style:style style:name="P2" style:family="paragraph" style:parent-style-name="Standard">
      <style:paragraph-properties fo:text-align="center" style:justify-single-word="false"/>
      <style:text-properties fo:font-size="26pt" officeooo:rsid="0004430a" officeooo:paragraph-rsid="0004430a" style:font-size-asian="26pt" style:font-size-complex="26pt"/>
    </style:style>
    <style:style style:name="P3" style:family="paragraph" style:parent-style-name="Standard">
      <style:paragraph-properties fo:text-align="center" style:justify-single-word="false"/>
      <style:text-properties fo:font-size="28pt" officeooo:rsid="0004430a" officeooo:paragraph-rsid="0004430a" style:font-size-asian="28pt" style:font-size-complex="28pt"/>
    </style:style>
    <style:style style:name="P4" style:family="paragraph" style:parent-style-name="Standard">
      <style:text-properties fo:font-size="20pt" officeooo:rsid="0004430a" officeooo:paragraph-rsid="0004430a" style:font-size-asian="20pt" style:font-size-complex="20pt"/>
    </style:style>
    <style:style style:name="P5" style:family="paragraph" style:parent-style-name="Standard">
      <style:text-properties fo:font-size="20pt" officeooo:rsid="0004430a" officeooo:paragraph-rsid="00242f49" style:font-size-asian="20pt" style:font-size-complex="20pt"/>
    </style:style>
    <style:style style:name="P6" style:family="paragraph" style:parent-style-name="Standard">
      <style:text-properties fo:font-size="20pt" officeooo:rsid="00138bed" officeooo:paragraph-rsid="00258b1e" style:font-size-asian="20pt" style:font-size-complex="20pt"/>
    </style:style>
    <style:style style:name="P7" style:family="paragraph" style:parent-style-name="Standard">
      <style:text-properties fo:font-size="20pt" officeooo:rsid="00258b1e" officeooo:paragraph-rsid="00258b1e" style:font-size-asian="20pt" style:font-size-complex="20pt"/>
    </style:style>
    <style:style style:name="P8" style:family="paragraph" style:parent-style-name="Standard">
      <style:text-properties fo:font-size="20pt" officeooo:rsid="00258b1e" officeooo:paragraph-rsid="00242f49" style:font-size-asian="20pt" style:font-size-complex="20pt"/>
    </style:style>
    <style:style style:name="P9" style:family="paragraph" style:parent-style-name="Standard">
      <style:paragraph-properties fo:text-align="justify" style:justify-single-word="false"/>
      <style:text-properties fo:font-size="14pt" style:text-underline-style="none" fo:font-weight="bold" officeooo:rsid="0005e4b6" officeooo:paragraph-rsid="0005e4b6"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none" officeooo:rsid="0005e4b6" officeooo:paragraph-rsid="0005e4b6" style:font-size-asian="14pt" style:font-size-complex="14pt"/>
    </style:style>
    <style:style style:name="P11" style:family="paragraph" style:parent-style-name="Standard">
      <style:paragraph-properties fo:text-align="justify" style:justify-single-word="false"/>
      <style:text-properties fo:font-size="14pt" style:text-underline-style="none" officeooo:rsid="00220980" officeooo:paragraph-rsid="00220980" style:font-size-asian="14pt" style:font-size-complex="14pt"/>
    </style:style>
    <style:style style:name="P12" style:family="paragraph" style:parent-style-name="Standard">
      <style:paragraph-properties fo:text-align="justify" style:justify-single-word="false"/>
      <style:text-properties fo:font-size="14pt" style:text-underline-style="none" officeooo:rsid="0006d5a6" officeooo:paragraph-rsid="0006d5a6" style:font-size-asian="14pt" style:font-size-complex="14pt"/>
    </style:style>
    <style:style style:name="P13" style:family="paragraph" style:parent-style-name="Standard">
      <style:paragraph-properties fo:text-align="justify" style:justify-single-word="false"/>
      <style:text-properties fo:font-size="14pt" style:text-underline-style="none" officeooo:rsid="0011d177" officeooo:paragraph-rsid="001578b3" style:font-size-asian="14pt" style:font-size-complex="14pt"/>
    </style:style>
    <style:style style:name="P14" style:family="paragraph" style:parent-style-name="Standard">
      <style:paragraph-properties fo:text-align="justify" style:justify-single-word="false"/>
      <style:text-properties fo:font-size="14pt" style:text-underline-style="none" officeooo:rsid="001578b3" officeooo:paragraph-rsid="001578b3" style:font-size-asian="14pt" style:font-size-complex="14pt"/>
    </style:style>
    <style:style style:name="P15" style:family="paragraph" style:parent-style-name="Standard">
      <style:paragraph-properties fo:text-align="justify" style:justify-single-word="false"/>
      <style:text-properties fo:font-size="14pt" style:text-underline-style="none" officeooo:rsid="0019b644" officeooo:paragraph-rsid="0019b644" style:font-size-asian="14pt" style:font-size-complex="14pt"/>
    </style:style>
    <style:style style:name="P16" style:family="paragraph" style:parent-style-name="Standard">
      <style:paragraph-properties fo:text-align="justify" style:justify-single-word="false"/>
      <style:text-properties fo:font-size="14pt" style:text-underline-style="none" officeooo:rsid="002ed5eb" officeooo:paragraph-rsid="002ed5eb" style:font-size-asian="14pt" style:font-size-complex="14pt"/>
    </style:style>
    <style:style style:name="P17" style:family="paragraph" style:parent-style-name="Standard">
      <style:paragraph-properties fo:text-align="justify" style:justify-single-word="false"/>
      <style:text-properties fo:font-size="14pt" style:text-underline-style="none" officeooo:rsid="00451676" officeooo:paragraph-rsid="00451676" style:font-size-asian="14pt" style:font-size-complex="14pt"/>
    </style:style>
    <style:style style:name="P18" style:family="paragraph" style:parent-style-name="Standard">
      <style:paragraph-properties fo:text-align="justify" style:justify-single-word="false"/>
      <style:text-properties fo:font-size="14pt" style:text-underline-style="none" officeooo:rsid="004532f6" officeooo:paragraph-rsid="004532f6" style:font-size-asian="14pt" style:font-size-complex="14pt"/>
    </style:style>
    <style:style style:name="P19" style:family="paragraph" style:parent-style-name="Standard">
      <style:paragraph-properties fo:text-align="justify" style:justify-single-word="false"/>
      <style:text-properties fo:font-size="14pt" style:text-underline-style="none" officeooo:rsid="0046c6d6" officeooo:paragraph-rsid="0046c6d6" style:font-size-asian="14pt" style:font-size-complex="14pt"/>
    </style:style>
    <style:style style:name="P20" style:family="paragraph" style:parent-style-name="Standard">
      <style:paragraph-properties fo:text-align="justify" style:justify-single-word="false"/>
      <style:text-properties fo:font-size="14pt" style:text-underline-style="solid" style:text-underline-width="auto" style:text-underline-color="font-color" officeooo:rsid="0004430a" officeooo:paragraph-rsid="0004430a" style:font-size-asian="14pt" style:font-size-complex="14pt"/>
    </style:style>
    <style:style style:name="P21" style:family="paragraph" style:parent-style-name="Standard">
      <style:paragraph-properties fo:text-align="justify" style:justify-single-word="false"/>
      <style:text-properties fo:font-size="14pt" style:text-underline-style="solid" style:text-underline-width="auto" style:text-underline-color="font-color" officeooo:rsid="0005e4b6" officeooo:paragraph-rsid="0005e4b6" style:font-size-asian="14pt" style:font-size-complex="14pt"/>
    </style:style>
    <style:style style:name="P2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1d177" officeooo:paragraph-rsid="001578b3"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1578b3" officeooo:paragraph-rsid="001578b3" style:font-weight-asian="bold" style:font-weight-complex="bold"/>
    </style:style>
    <style:style style:name="P24" style:family="paragraph" style:parent-style-name="Standard">
      <style:paragraph-properties fo:text-align="justify" style:justify-single-word="false"/>
      <style:text-properties officeooo:rsid="000cde8e" officeooo:paragraph-rsid="0028093a"/>
    </style:style>
    <style:style style:name="P25" style:family="paragraph" style:parent-style-name="Standard">
      <style:paragraph-properties fo:text-align="justify" style:justify-single-word="false"/>
      <style:text-properties officeooo:rsid="00290b3a" officeooo:paragraph-rsid="002b1fd8"/>
    </style:style>
    <style:style style:name="P26" style:family="paragraph" style:parent-style-name="Standard">
      <style:paragraph-properties fo:text-align="justify" style:justify-single-word="false"/>
      <style:text-properties officeooo:rsid="002cd6da" officeooo:paragraph-rsid="002cd6da"/>
    </style:style>
    <style:style style:name="P27" style:family="paragraph" style:parent-style-name="Standard">
      <style:paragraph-properties fo:text-align="justify" style:justify-single-word="false"/>
      <style:text-properties officeooo:rsid="002ed5eb" officeooo:paragraph-rsid="002ed5eb"/>
    </style:style>
    <style:style style:name="P28" style:family="paragraph" style:parent-style-name="Standard">
      <style:paragraph-properties fo:text-align="justify" style:justify-single-word="false"/>
      <style:text-properties officeooo:rsid="00304f1b" officeooo:paragraph-rsid="0033718b"/>
    </style:style>
    <style:style style:name="P29" style:family="paragraph" style:parent-style-name="Standard">
      <style:paragraph-properties fo:text-align="justify" style:justify-single-word="false"/>
      <style:text-properties officeooo:rsid="00304f1b" officeooo:paragraph-rsid="00351aac"/>
    </style:style>
    <style:style style:name="P30" style:family="paragraph" style:parent-style-name="Standard">
      <style:paragraph-properties fo:text-align="justify" style:justify-single-word="false"/>
      <style:text-properties officeooo:rsid="001578b3" officeooo:paragraph-rsid="001578b3"/>
    </style:style>
    <style:style style:name="P31" style:family="paragraph" style:parent-style-name="Standard">
      <style:paragraph-properties fo:text-align="justify" style:justify-single-word="false"/>
      <style:text-properties officeooo:rsid="0017d318" officeooo:paragraph-rsid="0019b644"/>
    </style:style>
    <style:style style:name="P32" style:family="paragraph" style:parent-style-name="Standard">
      <style:paragraph-properties fo:text-align="justify" style:justify-single-word="false"/>
      <style:text-properties officeooo:rsid="0017d318" officeooo:paragraph-rsid="001aa517"/>
    </style:style>
    <style:style style:name="P33" style:family="paragraph" style:parent-style-name="Standard">
      <style:paragraph-properties fo:text-align="justify" style:justify-single-word="false"/>
      <style:text-properties officeooo:rsid="0017d318" officeooo:paragraph-rsid="001ecd06"/>
    </style:style>
    <style:style style:name="P34" style:family="paragraph" style:parent-style-name="Standard">
      <style:paragraph-properties fo:text-align="justify" style:justify-single-word="false"/>
      <style:text-properties officeooo:rsid="002033f8" officeooo:paragraph-rsid="002033f8"/>
    </style:style>
    <style:style style:name="P35" style:family="paragraph" style:parent-style-name="Standard">
      <style:paragraph-properties fo:text-align="justify" style:justify-single-word="false"/>
      <style:text-properties officeooo:rsid="002033f8" officeooo:paragraph-rsid="00220980"/>
    </style:style>
    <style:style style:name="P36" style:family="paragraph" style:parent-style-name="Standard">
      <style:text-properties fo:font-size="18pt" style:text-underline-style="solid" style:text-underline-width="auto" style:text-underline-color="font-color" officeooo:rsid="0005e4b6" officeooo:paragraph-rsid="0005e4b6" style:font-size-asian="18pt" style:font-size-complex="18pt"/>
    </style:style>
    <style:style style:name="P37" style:family="paragraph" style:parent-style-name="Standard">
      <style:paragraph-properties fo:text-align="justify" style:justify-single-word="false"/>
      <style:text-properties fo:font-size="14pt" style:text-underline-style="none" officeooo:rsid="000cde8e" officeooo:paragraph-rsid="000cde8e" style:font-size-asian="14pt" style:font-size-complex="14pt"/>
    </style:style>
    <style:style style:name="P38" style:family="paragraph" style:parent-style-name="Standard">
      <style:paragraph-properties fo:text-align="justify" style:justify-single-word="false"/>
      <style:text-properties fo:font-size="14pt" style:text-underline-style="none" officeooo:rsid="004391d8" officeooo:paragraph-rsid="002b1fd8" style:font-size-asian="14pt" style:font-size-complex="14pt"/>
    </style:style>
    <style:style style:name="P39" style:family="paragraph" style:parent-style-name="Standard">
      <style:paragraph-properties fo:text-align="justify" style:justify-single-word="false"/>
      <style:text-properties fo:font-size="14pt" style:text-underline-style="none" officeooo:rsid="00451676" officeooo:paragraph-rsid="00451676" style:font-size-asian="14pt" style:font-size-complex="14pt"/>
    </style:style>
    <style:style style:name="P40" style:family="paragraph" style:parent-style-name="Standard">
      <style:paragraph-properties fo:text-align="justify" style:justify-single-word="false"/>
      <style:text-properties fo:font-size="14pt" style:text-underline-style="solid" style:text-underline-width="auto" style:text-underline-color="font-color" officeooo:rsid="0005e4b6" officeooo:paragraph-rsid="0005e4b6" style:font-size-asian="14pt" style:font-size-complex="14pt"/>
    </style:style>
    <style:style style:name="P4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1d177" officeooo:paragraph-rsid="001578b3" style:font-size-asian="14pt" style:font-weight-asian="bold" style:font-size-complex="14pt" style:font-weight-complex="bold"/>
    </style:style>
    <style:style style:name="P42" style:family="paragraph" style:parent-style-name="Standard">
      <style:paragraph-properties fo:text-align="justify" style:justify-single-word="false"/>
      <style:text-properties officeooo:rsid="000cde8e" officeooo:paragraph-rsid="0047e887"/>
    </style:style>
    <style:style style:name="P43" style:family="paragraph" style:parent-style-name="Standard">
      <style:paragraph-properties fo:text-align="justify" style:justify-single-word="false"/>
      <style:text-properties officeooo:rsid="00497e99" officeooo:paragraph-rsid="00497e99"/>
    </style:style>
    <style:style style:name="P44" style:family="paragraph" style:parent-style-name="Standard">
      <style:paragraph-properties fo:text-align="justify" style:justify-single-word="false"/>
      <style:text-properties officeooo:rsid="00290b3a" officeooo:paragraph-rsid="0047e887"/>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16163e" style:font-size-asian="14pt" style:font-size-complex="14pt"/>
    </style:style>
    <style:style style:name="T3" style:family="text">
      <style:text-properties fo:font-size="14pt" style:text-underline-style="none" officeooo:rsid="00163a96" style:font-size-asian="14pt" style:font-size-complex="14pt"/>
    </style:style>
    <style:style style:name="T4" style:family="text">
      <style:text-properties fo:font-size="14pt" style:text-underline-style="none" officeooo:rsid="0017d318" style:font-size-asian="14pt" style:font-size-complex="14pt"/>
    </style:style>
    <style:style style:name="T5" style:family="text">
      <style:text-properties fo:font-size="14pt" style:text-underline-style="none" officeooo:rsid="00189c49" style:font-size-asian="14pt" style:font-size-complex="14pt"/>
    </style:style>
    <style:style style:name="T6" style:family="text">
      <style:text-properties fo:font-size="14pt" style:text-underline-style="none" officeooo:rsid="0019b644" style:font-size-asian="14pt" style:font-size-complex="14pt"/>
    </style:style>
    <style:style style:name="T7" style:family="text">
      <style:text-properties fo:font-size="14pt" style:text-underline-style="none" officeooo:rsid="001aa517" style:font-size-asian="14pt" style:font-size-complex="14pt"/>
    </style:style>
    <style:style style:name="T8" style:family="text">
      <style:text-properties fo:font-size="14pt" style:text-underline-style="none" officeooo:rsid="001ba8fa" style:font-size-asian="14pt" style:font-size-complex="14pt"/>
    </style:style>
    <style:style style:name="T9" style:family="text">
      <style:text-properties fo:font-size="14pt" style:text-underline-style="none" officeooo:rsid="001ecd06" style:font-size-asian="14pt" style:font-size-complex="14pt"/>
    </style:style>
    <style:style style:name="T10" style:family="text">
      <style:text-properties fo:font-size="14pt" style:text-underline-style="none" officeooo:rsid="00214fc6" style:font-size-asian="14pt" style:font-size-complex="14pt"/>
    </style:style>
    <style:style style:name="T11" style:family="text">
      <style:text-properties fo:font-size="14pt" style:text-underline-style="none" officeooo:rsid="00220980" style:font-size-asian="14pt" style:font-size-complex="14pt"/>
    </style:style>
    <style:style style:name="T12" style:family="text">
      <style:text-properties fo:font-size="14pt" style:text-underline-style="none" officeooo:rsid="00264472" style:font-size-asian="14pt" style:font-size-complex="14pt"/>
    </style:style>
    <style:style style:name="T13" style:family="text">
      <style:text-properties fo:font-size="14pt" style:text-underline-style="none" officeooo:rsid="00276fa7" style:font-size-asian="14pt" style:font-size-complex="14pt"/>
    </style:style>
    <style:style style:name="T14" style:family="text">
      <style:text-properties fo:font-size="14pt" style:text-underline-style="none" officeooo:rsid="0028093a" style:font-size-asian="14pt" style:font-size-complex="14pt"/>
    </style:style>
    <style:style style:name="T15" style:family="text">
      <style:text-properties fo:font-size="14pt" style:text-underline-style="none" officeooo:rsid="002ad7eb" style:font-size-asian="14pt" style:font-size-complex="14pt"/>
    </style:style>
    <style:style style:name="T16" style:family="text">
      <style:text-properties fo:font-size="14pt" style:text-underline-style="none" officeooo:rsid="002b1fd8" style:font-size-asian="14pt" style:font-size-complex="14pt"/>
    </style:style>
    <style:style style:name="T17" style:family="text">
      <style:text-properties fo:font-size="14pt" style:text-underline-style="none" officeooo:rsid="002cd6da" style:font-size-asian="14pt" style:font-size-complex="14pt"/>
    </style:style>
    <style:style style:name="T18" style:family="text">
      <style:text-properties fo:font-size="14pt" style:text-underline-style="none" officeooo:rsid="0031dfb3" style:font-size-asian="14pt" style:font-size-complex="14pt"/>
    </style:style>
    <style:style style:name="T19" style:family="text">
      <style:text-properties fo:font-size="14pt" style:text-underline-style="none" officeooo:rsid="0033718b" style:font-size-asian="14pt" style:font-size-complex="14pt"/>
    </style:style>
    <style:style style:name="T20" style:family="text">
      <style:text-properties fo:font-size="14pt" style:text-underline-style="none" officeooo:rsid="002ed5eb" style:font-size-asian="14pt" style:font-size-complex="14pt"/>
    </style:style>
    <style:style style:name="T21" style:family="text">
      <style:text-properties fo:font-size="14pt" style:text-underline-style="none" officeooo:rsid="0036c26b" style:font-size-asian="14pt" style:font-size-complex="14pt"/>
    </style:style>
    <style:style style:name="T22" style:family="text">
      <style:text-properties fo:font-size="14pt" style:text-underline-style="none" officeooo:rsid="0040971f" style:font-size-asian="14pt" style:font-size-complex="14pt"/>
    </style:style>
    <style:style style:name="T23" style:family="text">
      <style:text-properties fo:font-size="14pt" style:text-underline-style="none" officeooo:rsid="0040cc67" style:font-size-asian="14pt" style:font-size-complex="14pt"/>
    </style:style>
    <style:style style:name="T24" style:family="text">
      <style:text-properties fo:font-size="14pt" style:text-underline-style="none" officeooo:rsid="0047e887" style:font-size-asian="14pt" style:font-size-complex="14pt"/>
    </style:style>
    <style:style style:name="T25" style:family="text">
      <style:text-properties fo:font-size="14pt" style:text-underline-style="none" officeooo:rsid="00497e99" style:font-size-asian="14pt" style:font-size-complex="14pt"/>
    </style:style>
    <style:style style:name="T26" style:family="text">
      <style:text-properties fo:font-size="14pt" style:font-size-asian="14pt" style:font-size-complex="14pt"/>
    </style:style>
    <style:style style:name="T27" style:family="text">
      <style:text-properties fo:font-size="14pt" officeooo:rsid="0011d177" style:font-size-asian="14pt" style:font-size-complex="14pt"/>
    </style:style>
    <style:style style:name="T28" style:family="text">
      <style:text-properties style:text-underline-style="none"/>
    </style:style>
    <style:style style:name="T29" style:family="text">
      <style:text-properties officeooo:rsid="00258b1e"/>
    </style:style>
    <style:style style:name="T30" style:family="text">
      <style:text-properties fo:font-weight="bold" style:font-weight-asian="bold" style:font-weight-complex="bold"/>
    </style:style>
    <style:style style:name="T31" style:family="text">
      <style:text-properties officeooo:rsid="00451676"/>
    </style:style>
    <style:style style:name="T32" style:family="text">
      <style:text-properties officeooo:rsid="0046c6d6"/>
    </style:style>
    <style:style style:name="T33" style:family="text">
      <style:text-properties officeooo:rsid="004706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75.41 – Algoritmos y <text:span text:style-name="T29">P</text:span>rogramación II</text:p>
      <text:p text:style-name="P1"/>
      <text:p text:style-name="P1"/>
      <text:p text:style-name="P2"/>
      <text:p text:style-name="P2">Trabajo Práctico <text:span text:style-name="T31">3</text:span>: Telefonía Celular V<text:span text:style-name="T31">3</text:span>.0</text:p>
      <text:p text:style-name="P2">Cátedra: Ingeniera Patricia Calvo.</text:p>
      <text:p text:style-name="P2">Primer Cuatrimestre 2016.</text:p>
      <text:p text:style-name="P2"/>
      <text:p text:style-name="P4"/>
      <text:p text:style-name="P4"/>
      <text:p text:style-name="P4"/>
      <text:p text:style-name="P4"/>
      <text:p text:style-name="P4">Grupo 5</text:p>
      <text:p text:style-name="P5"/>
      <text:p text:style-name="P8">Apellido y Nombres<text:tab/><text:tab/><text:tab/><text:tab/>N.º de Padrón</text:p>
      <text:p text:style-name="P7"/>
      <text:p text:style-name="P6">Fariña Noelia Noemí. <text:s text:c="9"/><text:tab/><text:tab/><text:tab/><text:tab/>93025.</text:p>
      <text:p text:style-name="P5">Amurrio Gastón Leonardo. <text:tab/><text:tab/><text:tab/> <text:tab/>93584.</text:p>
      <text:p text:style-name="P7">Jonathan Sierra.<text:tab/><text:tab/><text:tab/><text:tab/><text:tab/><text:tab/><text:tab/>92992.<text:tab/></text:p>
      <text:p text:style-name="P4"><text:s/></text:p>
      <text:p text:style-name="P4"/>
      <text:p text:style-name="P4"/>
      <text:p text:style-name="P4"/>
      <text:p text:style-name="P4"/>
      <text:p text:style-name="P4"/>
      <text:p text:style-name="P36"/>
      <text:p text:style-name="P36"><text:soft-page-break/>Informe:</text:p>
      <text:p text:style-name="P21"/>
      <text:p text:style-name="P21">Objetivo:<text:span text:style-name="T28"> </text:span></text:p>
      <text:p text:style-name="P10">Generar una pieza de software que simule el funcionamiento de un Sistema de Telefonía de Celular Público, <text:span text:style-name="T31">imprimir la máxima cantidad de saltos de celulares acumulados por cada par de antenas.</text:span></text:p>
      <text:p text:style-name="P20"/>
      <text:p text:style-name="P21">Trabajo Práctico:</text:p>
      <text:p text:style-name="P11">En el mencionado trabajo práctico, se decidió trabajar con <text:span text:style-name="T31">dos TDAs Saltos y Grafo</text:span>.</text:p>
      <text:p text:style-name="P17"/>
      <text:p text:style-name="P17">Grafo: el mismo es un grafo no orientado sin recorrido.</text:p>
      <text:p text:style-name="P17">Saltos: contabiliza la cantidad de saltos generados por cada par de antenas y los muestra al comienzo de la ejecución.</text:p>
      <text:p text:style-name="P9"/>
      <text:p text:style-name="P12">Las funciones de los TDA son las siguientes:</text:p>
      <text:p text:style-name="P37"/>
      <text:p text:style-name="P18"><text:span text:style-name="T30">Grafo</text:span>: se crea un grafo de <text:span text:style-name="T32">vértices</text:span> que son las antenas a partir de la lista de antenas utilizadas de cada llamada de cada equipo, <text:span text:style-name="T32">se considera una arista al salto producido del cambio de antena durante una llamada. Es decir, la desconexión y la conexión de algún celular que esta en una llamada.</text:span></text:p>
      <text:p text:style-name="P18"/>
      <text:p text:style-name="P19"><text:span text:style-name="T30">Saltos</text:span>: <text:span text:style-name="T33">Se considera una matriz, lo suficientemente grande para que vaya contabilizando los saltos en un par de antena utilizado. Por cada equipo, busca en las llamadas las antenas utilizadas. La matriz va a tener dimensión de la cantidad de elementos de la lista de antenas. <text:s/>No se consideran los saltos producidos en un antena consigo misma, tampoco se suma la vuelta a la misma antena, es decir, si un equipo se desconecta de la antena A1 se conecta a la A2 se considera un salto pero si se desconecta A2 y vuelve a conectarse a la A1 no se considera un salto.</text:span></text:p>
      <text:p text:style-name="P1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3"><text:span text:style-name="T27">M</text:span><text:span text:style-name="T26">anual del Programador</text:span></text:p>
      <text:p text:style-name="P14"/>
      <text:p text:style-name="P30"><text:span text:style-name="T1">El programa comienza cuando se le pide al usuario que ingrese el nombre del archivo txt, este es un </text:span><text:span text:style-name="T4">método</text:span><text:span text:style-name="T1"> de la clase Parsear </text:span><text:span text:style-name="T6">Líneas</text:span><text:span text:style-name="T1"> y comienza a leer las distintas l</text:span><text:span text:style-name="T6">í</text:span><text:span text:style-name="T1">neas del archivo. </text:span><text:span text:style-name="T3">Al comienzo del archivo se encuentra todo </text:span><text:span text:style-name="T1">la información de las distintas antenas. </text:span><text:span text:style-name="T2">Esta información es guardada en una lista “Antenas”</text:span><text:span text:style-name="T3">,</text:span><text:span text:style-name="T2"> cada una </text:span><text:span text:style-name="T4">de ellas</text:span><text:span text:style-name="T2"> contiene su nombre y la </text:span><text:span text:style-name="T4">máxima</text:span><text:span text:style-name="T2"> cantidad de equipo que se pueden conectar.</text:span></text:p>
      <text:p text:style-name="P31"><text:span text:style-name="T2">A </text:span><text:span text:style-name="T1">continuación se leen las siguientes lineas, que corresponden a las conexiones y desconexiones de distintos equipos con sus respectivas antenas </text:span><text:span text:style-name="T5">y los registros de las distintas llamadas. Cada vez que se lee una conexión se crea un equipo con su respectivo número y se guarda en la lista “Equipos”, </text:span><text:span text:style-name="T6">en caso que el equipo no exista, en caso contrario se actualiza la información de equipo. </text:span></text:p>
      <text:p text:style-name="P15">Cada equipo tiene como atributo privado una lista de “Llamadas” y esta a la vez esta contiene una lista de “Antenas Utilizadas”.</text:p>
      <text:p text:style-name="P32"><text:span text:style-name="T6">Si el “Parseo” encuentra una línea con el string “Inicio” se crea una </text:span><text:span text:style-name="T7">una “Llamada”, validando antes si esa llamada puede ser realizada, es decir, cada equipo de la respectiva llamada tiene que estar conectado a una antena, y a la vez los equipos involucrados tiene que estar listos para recibir o realizar una llamada.</text:span></text:p>
      <text:p text:style-name="P33"><text:span text:style-name="T7">Esto es verificado con métodos de la clase “Parsear Líneas”. </text:span><text:span text:style-name="T8">Se buscan en la lista “Equipos” cual fue la ultima antena conectada, y si esta conectada a ella. Luego si el equipo al cual se le desea realizar la llamada no esta ocupado, es decir el equipo tiene una lista de llamadas como atributo privado, en esta lista se busca la ultima llamada y si se encuentra finalizada, se </text:span><text:span text:style-name="T13">crea</text:span><text:span text:style-name="T8"> una nueva llamada en las respectivas listas de “llamadas” de los equipos involucrado</text:span><text:span text:style-name="T9">s.</text:span></text:p>
      <text:p text:style-name="P34"><text:span text:style-name="T8">C</text:span><text:span text:style-name="T1">ada llamada tienen como atributo el tiempo de llamada, que es el dato que se guarda cuando se lee la línea de cada “Inicio” o “Fin” de llamada.</text:span></text:p>
      <text:p text:style-name="P35"><text:span text:style-name="T1">A medida que la clase “Parsear Líneas” va leyendo las sucesivas lineas del archivo y validando cada llamada según corresponda, va sumando </text:span><text:span text:style-name="T10">los contadores de “Equipo” como llamadas entrantes o salientes y también las llamadas ocupadas. </text:span></text:p>
      <text:p text:style-name="P35"><text:span text:style-name="T11">En caso de que un equipo quiera realizar una llamada a un equipo que no esta conectado a una antena, esto se contabilizara como una llamada anulada.</text:span><text:span text:style-name="T1"> </text:span></text:p>
      <text:p text:style-name="P42"><text:span text:style-name="T12">Una vez finalizado el “Parseo”, </text:span><text:span text:style-name="T24">va a ejecutarse “Saltos” obteniendo como parámetros <text:s/>a </text:span><text:span text:style-name="T25">las listas generadas en el parseo.</text:span></text:p>
      <text:p text:style-name="P43"><text:span text:style-name="T25">U</text:span><text:span text:style-name="T1">na vez realizado esto, la consola va a mostrar la cantidad de saltos por cada par de antenas sin repetirse, y luego van a mostrarse las opciones de menú, requeridas para el TP2.</text:span></text:p>
      <text:p text:style-name="P44"><text:span text:style-name="T17"/></text:p>
      <text:p text:style-name="P26"><text:span text:style-name="T17">F</text:span><text:span text:style-name="T1">inalmente se imprime por pantalla la información requerida.</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20:46:53.731875420</meta:creation-date>
    <dc:date>2016-06-30T20:41:31.692143513</dc:date>
    <meta:editing-duration>PT5H12M44S</meta:editing-duration>
    <meta:editing-cycles>23</meta:editing-cycles>
    <meta:generator>LibreOffice/4.4.6.3$Linux_X86_64 LibreOffice_project/40m0$Build-3</meta:generator>
    <meta:document-statistic meta:table-count="0" meta:image-count="0" meta:object-count="0" meta:page-count="3" meta:paragraph-count="32" meta:word-count="733" meta:character-count="4298" meta:non-whitespace-character-count="3560"/>
  </office:meta>
</office:document-meta>
</file>